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2.34483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96.0"/>
          <table:table-cell office:value-type="float" office:value="6016.0"/>
          <table:table-cell office:value-type="float" office:value="22851.0"/>
          <table:table-cell office:value-type="float" office:value="126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49.0"/>
          <table:table-cell office:value-type="float" office:value="13580.0"/>
          <table:table-cell office:value-type="float" office:value="10807.0"/>
          <table:table-cell office:value-type="float" office:value="10067.0"/>
          <table:table-cell office:value-type="float" office:value="4661.0"/>
          <table:table-cell office:value-type="float" office:value="100.0"/>
          <table:table-cell office:value-type="float" office:value="2.43518"/>
          <table:table-cell office:value-type="float" office:value="0.09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21.0"/>
          <table:table-cell office:value-type="float" office:value="6016.0"/>
          <table:table-cell office:value-type="float" office:value="22851.0"/>
          <table:table-cell office:value-type="float" office:value="12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49.0"/>
          <table:table-cell office:value-type="float" office:value="13580.0"/>
          <table:table-cell office:value-type="float" office:value="10807.0"/>
          <table:table-cell office:value-type="float" office:value="10067.0"/>
          <table:table-cell office:value-type="float" office:value="4660.0"/>
          <table:table-cell office:value-type="float" office:value="100.0"/>
          <table:table-cell office:value-type="float" office:value="1.87308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5.0"/>
          <table:table-cell office:value-type="float" office:value="5916.0"/>
          <table:table-cell office:value-type="float" office:value="22543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3.0"/>
          <table:table-cell office:value-type="float" office:value="13522.0"/>
          <table:table-cell office:value-type="float" office:value="10749.0"/>
          <table:table-cell office:value-type="float" office:value="10389.0"/>
          <table:table-cell office:value-type="float" office:value="3208.0"/>
          <table:table-cell office:value-type="float" office:value="1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2.3247"/>
          <table:table-cell office:value-type="float" office:value="0.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70.0"/>
          <table:table-cell office:value-type="float" office:value="6183.0"/>
          <table:table-cell office:value-type="float" office:value="23641.0"/>
          <table:table-cell office:value-type="float" office:value="125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85.0"/>
          <table:table-cell office:value-type="float" office:value="13986.0"/>
          <table:table-cell office:value-type="float" office:value="11077.0"/>
          <table:table-cell office:value-type="float" office:value="10385.0"/>
          <table:table-cell office:value-type="float" office:value="4710.0"/>
          <table:table-cell office:value-type="float" office:value="100.0"/>
          <table:table-cell office:value-type="float" office:value="2.39231"/>
          <table:table-cell office:value-type="float" office:value="0.12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438.0"/>
          <table:table-cell office:value-type="float" office:value="6183.0"/>
          <table:table-cell office:value-type="float" office:value="23641.0"/>
          <table:table-cell office:value-type="float" office:value="124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85.0"/>
          <table:table-cell office:value-type="float" office:value="13986.0"/>
          <table:table-cell office:value-type="float" office:value="11077.0"/>
          <table:table-cell office:value-type="float" office:value="10385.0"/>
          <table:table-cell office:value-type="float" office:value="4711.0"/>
          <table:table-cell office:value-type="float" office:value="100.0"/>
          <table:table-cell office:value-type="float" office:value="2.03847"/>
          <table:table-cell office:value-type="float" office:value="0.07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19.0"/>
          <table:table-cell office:value-type="float" office:value="852.0"/>
          <table:table-cell office:value-type="float" office:value="6083.0"/>
          <table:table-cell office:value-type="float" office:value="23333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9.0"/>
          <table:table-cell office:value-type="float" office:value="13928.0"/>
          <table:table-cell office:value-type="float" office:value="11019.0"/>
          <table:table-cell office:value-type="float" office:value="10707.0"/>
          <table:table-cell office:value-type="float" office:value="3233.0"/>
          <table:table-cell office:value-type="float" office:value="1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2.40249"/>
          <table:table-cell office:value-type="float" office:value="0.0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4.0"/>
          <table:table-cell office:value-type="float" office:value="6101.0"/>
          <table:table-cell office:value-type="float" office:value="23254.0"/>
          <table:table-cell office:value-type="float" office:value="127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58.0"/>
          <table:table-cell office:value-type="float" office:value="13758.0"/>
          <table:table-cell office:value-type="float" office:value="10940.0"/>
          <table:table-cell office:value-type="float" office:value="10197.0"/>
          <table:table-cell office:value-type="float" office:value="4679.0"/>
          <table:table-cell office:value-type="float" office:value="100.0"/>
          <table:table-cell office:value-type="float" office:value="2.40683"/>
          <table:table-cell office:value-type="float" office:value="0.09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47.0"/>
          <table:table-cell office:value-type="float" office:value="6101.0"/>
          <table:table-cell office:value-type="float" office:value="23254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58.0"/>
          <table:table-cell office:value-type="float" office:value="13758.0"/>
          <table:table-cell office:value-type="float" office:value="10940.0"/>
          <table:table-cell office:value-type="float" office:value="10197.0"/>
          <table:table-cell office:value-type="float" office:value="4679.0"/>
          <table:table-cell office:value-type="float" office:value="100.0"/>
          <table:table-cell office:value-type="float" office:value="1.94951"/>
          <table:table-cell office:value-type="float" office:value="0.08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7.0"/>
          <table:table-cell office:value-type="float" office:value="6001.0"/>
          <table:table-cell office:value-type="float" office:value="22946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82.0"/>
          <table:table-cell office:value-type="float" office:value="13702.0"/>
          <table:table-cell office:value-type="float" office:value="10884.0"/>
          <table:table-cell office:value-type="float" office:value="10517.0"/>
          <table:table-cell office:value-type="float" office:value="3214.0"/>
          <table:table-cell office:value-type="float" office:value="1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2.34547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14.0"/>
          <table:table-cell office:value-type="float" office:value="5426.0"/>
          <table:table-cell office:value-type="float" office:value="20778.0"/>
          <table:table-cell office:value-type="float" office:value="125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92.0"/>
          <table:table-cell office:value-type="float" office:value="12858.0"/>
          <table:table-cell office:value-type="float" office:value="10155.0"/>
          <table:table-cell office:value-type="float" office:value="9773.0"/>
          <table:table-cell office:value-type="float" office:value="4619.0"/>
          <table:table-cell office:value-type="float" office:value="100.0"/>
          <table:table-cell office:value-type="float" office:value="2.434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2.0"/>
          <table:table-cell office:value-type="float" office:value="5426.0"/>
          <table:table-cell office:value-type="float" office:value="20778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92.0"/>
          <table:table-cell office:value-type="float" office:value="12858.0"/>
          <table:table-cell office:value-type="float" office:value="10155.0"/>
          <table:table-cell office:value-type="float" office:value="9773.0"/>
          <table:table-cell office:value-type="float" office:value="4621.0"/>
          <table:table-cell office:value-type="float" office:value="100.0"/>
          <table:table-cell office:value-type="float" office:value="1.97401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94.0"/>
          <table:table-cell office:value-type="float" office:value="5326.0"/>
          <table:table-cell office:value-type="float" office:value="20470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16.0"/>
          <table:table-cell office:value-type="float" office:value="12803.0"/>
          <table:table-cell office:value-type="float" office:value="10100.0"/>
          <table:table-cell office:value-type="float" office:value="10092.0"/>
          <table:table-cell office:value-type="float" office:value="3178.0"/>
          <table:table-cell office:value-type="float" office:value="1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2.3426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64.0"/>
          <table:table-cell office:value-type="float" office:value="5885.0"/>
          <table:table-cell office:value-type="float" office:value="22548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14.0"/>
          <table:table-cell office:value-type="float" office:value="13588.0"/>
          <table:table-cell office:value-type="float" office:value="10751.0"/>
          <table:table-cell office:value-type="float" office:value="10206.0"/>
          <table:table-cell office:value-type="float" office:value="4674.0"/>
          <table:table-cell office:value-type="float" office:value="100.0"/>
          <table:table-cell office:value-type="float" office:value="2.64378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1.0"/>
          <table:table-cell office:value-type="float" office:value="5885.0"/>
          <table:table-cell office:value-type="float" office:value="22548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14.0"/>
          <table:table-cell office:value-type="float" office:value="13588.0"/>
          <table:table-cell office:value-type="float" office:value="10751.0"/>
          <table:table-cell office:value-type="float" office:value="10206.0"/>
          <table:table-cell office:value-type="float" office:value="4675.0"/>
          <table:table-cell office:value-type="float" office:value="100.0"/>
          <table:table-cell office:value-type="float" office:value="1.93477"/>
          <table:table-cell office:value-type="float" office:value="0.09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5.0"/>
          <table:table-cell office:value-type="float" office:value="1648.0"/>
          <table:table-cell office:value-type="float" office:value="5785.0"/>
          <table:table-cell office:value-type="float" office:value="22240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38.0"/>
          <table:table-cell office:value-type="float" office:value="13532.0"/>
          <table:table-cell office:value-type="float" office:value="10695.0"/>
          <table:table-cell office:value-type="float" office:value="10526.0"/>
          <table:table-cell office:value-type="float" office:value="3206.0"/>
          <table:table-cell office:value-type="float" office:value="1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2.3887"/>
          <table:table-cell office:value-type="float" office:value="0.217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2.0"/>
          <table:table-cell office:value-type="float" office:value="7045.0"/>
          <table:table-cell office:value-type="float" office:value="9474.0"/>
          <table:table-cell office:value-type="float" office:value="35879.0"/>
          <table:table-cell office:value-type="float" office:value="12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46.0"/>
          <table:table-cell office:value-type="float" office:value="19176.0"/>
          <table:table-cell office:value-type="float" office:value="15445.0"/>
          <table:table-cell office:value-type="float" office:value="13413.0"/>
          <table:table-cell office:value-type="float" office:value="2969.0"/>
          <table:table-cell office:value-type="float" office:value="100.0"/>
          <table:table-cell office:value-type="float" office:value="2.23291"/>
          <table:table-cell office:value-type="float" office:value="0.1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526.0"/>
          <table:table-cell office:value-type="float" office:value="9474.0"/>
          <table:table-cell office:value-type="float" office:value="35879.0"/>
          <table:table-cell office:value-type="float" office:value="125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46.0"/>
          <table:table-cell office:value-type="float" office:value="19176.0"/>
          <table:table-cell office:value-type="float" office:value="15445.0"/>
          <table:table-cell office:value-type="float" office:value="13413.0"/>
          <table:table-cell office:value-type="float" office:value="2969.0"/>
          <table:table-cell office:value-type="float" office:value="100.0"/>
          <table:table-cell office:value-type="float" office:value="2.12766"/>
          <table:table-cell office:value-type="float" office:value="0.1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9374.0"/>
          <table:table-cell office:value-type="float" office:value="3557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70.0"/>
          <table:table-cell office:value-type="float" office:value="19115.0"/>
          <table:table-cell office:value-type="float" office:value="15384.0"/>
          <table:table-cell office:value-type="float" office:value="13738.0"/>
          <table:table-cell office:value-type="float" office:value="3635.0"/>
          <table:table-cell office:value-type="float" office:value="1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2.32737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5.0"/>
          <table:table-cell office:value-type="float" office:value="9373.0"/>
          <table:table-cell office:value-type="float" office:value="35489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16.0"/>
          <table:table-cell office:value-type="float" office:value="19000.0"/>
          <table:table-cell office:value-type="float" office:value="15294.0"/>
          <table:table-cell office:value-type="float" office:value="13299.0"/>
          <table:table-cell office:value-type="float" office:value="2952.0"/>
          <table:table-cell office:value-type="float" office:value="100.0"/>
          <table:table-cell office:value-type="float" office:value="2.29322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9373.0"/>
          <table:table-cell office:value-type="float" office:value="35489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16.0"/>
          <table:table-cell office:value-type="float" office:value="19000.0"/>
          <table:table-cell office:value-type="float" office:value="15294.0"/>
          <table:table-cell office:value-type="float" office:value="13299.0"/>
          <table:table-cell office:value-type="float" office:value="2952.0"/>
          <table:table-cell office:value-type="float" office:value="100.0"/>
          <table:table-cell office:value-type="float" office:value="2.0406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77.0"/>
          <table:table-cell office:value-type="float" office:value="9273.0"/>
          <table:table-cell office:value-type="float" office:value="3518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40.0"/>
          <table:table-cell office:value-type="float" office:value="18941.0"/>
          <table:table-cell office:value-type="float" office:value="15235.0"/>
          <table:table-cell office:value-type="float" office:value="13622.0"/>
          <table:table-cell office:value-type="float" office:value="3614.0"/>
          <table:table-cell office:value-type="float" office:value="1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2.69036"/>
          <table:table-cell office:value-type="float" office:value="0.395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91.0"/>
          <table:table-cell office:value-type="float" office:value="10391.0"/>
          <table:table-cell office:value-type="float" office:value="9315.0"/>
          <table:table-cell office:value-type="float" office:value="35255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07.0"/>
          <table:table-cell office:value-type="float" office:value="18897.0"/>
          <table:table-cell office:value-type="float" office:value="15221.0"/>
          <table:table-cell office:value-type="float" office:value="13228.0"/>
          <table:table-cell office:value-type="float" office:value="2956.0"/>
          <table:table-cell office:value-type="float" office:value="100.0"/>
          <table:table-cell office:value-type="float" office:value="2.29919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931.0"/>
          <table:table-cell office:value-type="float" office:value="9315.0"/>
          <table:table-cell office:value-type="float" office:value="3525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07.0"/>
          <table:table-cell office:value-type="float" office:value="18897.0"/>
          <table:table-cell office:value-type="float" office:value="15221.0"/>
          <table:table-cell office:value-type="float" office:value="13228.0"/>
          <table:table-cell office:value-type="float" office:value="2956.0"/>
          <table:table-cell office:value-type="float" office:value="100.0"/>
          <table:table-cell office:value-type="float" office:value="2.17578"/>
          <table:table-cell office:value-type="float" office:value="0.0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57.0"/>
          <table:table-cell office:value-type="float" office:value="9215.0"/>
          <table:table-cell office:value-type="float" office:value="34947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31.0"/>
          <table:table-cell office:value-type="float" office:value="18839.0"/>
          <table:table-cell office:value-type="float" office:value="15163.0"/>
          <table:table-cell office:value-type="float" office:value="13550.0"/>
          <table:table-cell office:value-type="float" office:value="3616.0"/>
          <table:table-cell office:value-type="float" office:value="1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2.44997"/>
          <table:table-cell office:value-type="float" office:value="0.1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81.0"/>
          <table:table-cell office:value-type="float" office:value="9468.0"/>
          <table:table-cell office:value-type="float" office:value="35865.0"/>
          <table:table-cell office:value-type="float" office:value="126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50.0"/>
          <table:table-cell office:value-type="float" office:value="19178.0"/>
          <table:table-cell office:value-type="float" office:value="15447.0"/>
          <table:table-cell office:value-type="float" office:value="13417.0"/>
          <table:table-cell office:value-type="float" office:value="2985.0"/>
          <table:table-cell office:value-type="float" office:value="100.0"/>
          <table:table-cell office:value-type="float" office:value="1.56008"/>
          <table:table-cell office:value-type="float" office:value="0.13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68.0"/>
          <table:table-cell office:value-type="float" office:value="5771.0"/>
          <table:table-cell office:value-type="float" office:value="9468.0"/>
          <table:table-cell office:value-type="float" office:value="3586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50.0"/>
          <table:table-cell office:value-type="float" office:value="19178.0"/>
          <table:table-cell office:value-type="float" office:value="15447.0"/>
          <table:table-cell office:value-type="float" office:value="13417.0"/>
          <table:table-cell office:value-type="float" office:value="2985.0"/>
          <table:table-cell office:value-type="float" office:value="100.0"/>
          <table:table-cell office:value-type="float" office:value="2.05913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9368.0"/>
          <table:table-cell office:value-type="float" office:value="35557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74.0"/>
          <table:table-cell office:value-type="float" office:value="19117.0"/>
          <table:table-cell office:value-type="float" office:value="15386.0"/>
          <table:table-cell office:value-type="float" office:value="13742.0"/>
          <table:table-cell office:value-type="float" office:value="3651.0"/>
          <table:table-cell office:value-type="float" office:value="1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2.35056"/>
          <table:table-cell office:value-type="float" office:value="0.1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67.0"/>
          <table:table-cell office:value-type="float" office:value="9427.0"/>
          <table:table-cell office:value-type="float" office:value="35676.0"/>
          <table:table-cell office:value-type="float" office:value="127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35.0"/>
          <table:table-cell office:value-type="float" office:value="19085.0"/>
          <table:table-cell office:value-type="float" office:value="15373.0"/>
          <table:table-cell office:value-type="float" office:value="13352.0"/>
          <table:table-cell office:value-type="float" office:value="2960.0"/>
          <table:table-cell office:value-type="float" office:value="100.0"/>
          <table:table-cell office:value-type="float" office:value="2.25651"/>
          <table:table-cell office:value-type="float" office:value="0.0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56.0"/>
          <table:table-cell office:value-type="float" office:value="9427.0"/>
          <table:table-cell office:value-type="float" office:value="35676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35.0"/>
          <table:table-cell office:value-type="float" office:value="19085.0"/>
          <table:table-cell office:value-type="float" office:value="15373.0"/>
          <table:table-cell office:value-type="float" office:value="13352.0"/>
          <table:table-cell office:value-type="float" office:value="2960.0"/>
          <table:table-cell office:value-type="float" office:value="100.0"/>
          <table:table-cell office:value-type="float" office:value="2.05506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7.0"/>
          <table:table-cell office:value-type="float" office:value="9327.0"/>
          <table:table-cell office:value-type="float" office:value="35368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9.0"/>
          <table:table-cell office:value-type="float" office:value="19025.0"/>
          <table:table-cell office:value-type="float" office:value="15313.0"/>
          <table:table-cell office:value-type="float" office:value="13676.0"/>
          <table:table-cell office:value-type="float" office:value="3624.0"/>
          <table:table-cell office:value-type="float" office:value="1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2.5241"/>
          <table:table-cell office:value-type="float" office:value="0.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15.0"/>
          <table:table-cell office:value-type="float" office:value="12436.0"/>
          <table:table-cell office:value-type="float" office:value="49473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92.0"/>
          <table:table-cell office:value-type="float" office:value="27608.0"/>
          <table:table-cell office:value-type="float" office:value="21002.0"/>
          <table:table-cell office:value-type="float" office:value="20292.0"/>
          <table:table-cell office:value-type="float" office:value="4122.0"/>
          <table:table-cell office:value-type="float" office:value="125.0"/>
          <table:table-cell office:value-type="float" office:value="1.79434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66.0"/>
          <table:table-cell office:value-type="float" office:value="12436.0"/>
          <table:table-cell office:value-type="float" office:value="49473.0"/>
          <table:table-cell office:value-type="float" office:value="126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92.0"/>
          <table:table-cell office:value-type="float" office:value="27608.0"/>
          <table:table-cell office:value-type="float" office:value="21002.0"/>
          <table:table-cell office:value-type="float" office:value="20292.0"/>
          <table:table-cell office:value-type="float" office:value="4122.0"/>
          <table:table-cell office:value-type="float" office:value="125.0"/>
          <table:table-cell office:value-type="float" office:value="2.02039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.0"/>
          <table:table-cell office:value-type="float" office:value="12311.0"/>
          <table:table-cell office:value-type="float" office:value="49088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2.0"/>
          <table:table-cell office:value-type="float" office:value="27533.0"/>
          <table:table-cell office:value-type="float" office:value="20927.0"/>
          <table:table-cell office:value-type="float" office:value="20697.0"/>
          <table:table-cell office:value-type="float" office:value="4952.0"/>
          <table:table-cell office:value-type="float" office:value="12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2.44673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35.0"/>
          <table:table-cell office:value-type="float" office:value="12116.0"/>
          <table:table-cell office:value-type="float" office:value="48374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91.0"/>
          <table:table-cell office:value-type="float" office:value="27216.0"/>
          <table:table-cell office:value-type="float" office:value="20635.0"/>
          <table:table-cell office:value-type="float" office:value="20139.0"/>
          <table:table-cell office:value-type="float" office:value="7600.0"/>
          <table:table-cell office:value-type="float" office:value="125.0"/>
          <table:table-cell office:value-type="float" office:value="1.80818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57.0"/>
          <table:table-cell office:value-type="float" office:value="12116.0"/>
          <table:table-cell office:value-type="float" office:value="48374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91.0"/>
          <table:table-cell office:value-type="float" office:value="27216.0"/>
          <table:table-cell office:value-type="float" office:value="20635.0"/>
          <table:table-cell office:value-type="float" office:value="20139.0"/>
          <table:table-cell office:value-type="float" office:value="7599.0"/>
          <table:table-cell office:value-type="float" office:value="125.0"/>
          <table:table-cell office:value-type="float" office:value="1.97849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4.0"/>
          <table:table-cell office:value-type="float" office:value="11991.0"/>
          <table:table-cell office:value-type="float" office:value="47989.0"/>
          <table:table-cell office:value-type="float" office:value="130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1.0"/>
          <table:table-cell office:value-type="float" office:value="27146.0"/>
          <table:table-cell office:value-type="float" office:value="20565.0"/>
          <table:table-cell office:value-type="float" office:value="20539.0"/>
          <table:table-cell office:value-type="float" office:value="4886.0"/>
          <table:table-cell office:value-type="float" office:value="12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2.45535"/>
          <table:table-cell office:value-type="float" office:value="0.1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04.0"/>
          <table:table-cell office:value-type="float" office:value="12218.0"/>
          <table:table-cell office:value-type="float" office:value="48688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42.0"/>
          <table:table-cell office:value-type="float" office:value="27343.0"/>
          <table:table-cell office:value-type="float" office:value="20778.0"/>
          <table:table-cell office:value-type="float" office:value="20203.0"/>
          <table:table-cell office:value-type="float" office:value="7647.0"/>
          <table:table-cell office:value-type="float" office:value="125.0"/>
          <table:table-cell office:value-type="float" office:value="1.78584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98.0"/>
          <table:table-cell office:value-type="float" office:value="12218.0"/>
          <table:table-cell office:value-type="float" office:value="48688.0"/>
          <table:table-cell office:value-type="float" office:value="125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42.0"/>
          <table:table-cell office:value-type="float" office:value="27343.0"/>
          <table:table-cell office:value-type="float" office:value="20778.0"/>
          <table:table-cell office:value-type="float" office:value="20203.0"/>
          <table:table-cell office:value-type="float" office:value="7649.0"/>
          <table:table-cell office:value-type="float" office:value="125.0"/>
          <table:table-cell office:value-type="float" office:value="2.04465"/>
          <table:table-cell office:value-type="float" office:value="0.1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036.0"/>
          <table:table-cell office:value-type="float" office:value="12093.0"/>
          <table:table-cell office:value-type="float" office:value="48303.0"/>
          <table:table-cell office:value-type="float" office:value="129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22.0"/>
          <table:table-cell office:value-type="float" office:value="27271.0"/>
          <table:table-cell office:value-type="float" office:value="20706.0"/>
          <table:table-cell office:value-type="float" office:value="20605.0"/>
          <table:table-cell office:value-type="float" office:value="4928.0"/>
          <table:table-cell office:value-type="float" office:value="125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2.55019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509.0"/>
          <table:table-cell office:value-type="float" office:value="12580.0"/>
          <table:table-cell office:value-type="float" office:value="5004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35.0"/>
          <table:table-cell office:value-type="float" office:value="27857.0"/>
          <table:table-cell office:value-type="float" office:value="21205.0"/>
          <table:table-cell office:value-type="float" office:value="20457.0"/>
          <table:table-cell office:value-type="float" office:value="4135.0"/>
          <table:table-cell office:value-type="float" office:value="125.0"/>
          <table:table-cell office:value-type="float" office:value="1.76661"/>
          <table:table-cell office:value-type="float" office:value="0.1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297.0"/>
          <table:table-cell office:value-type="float" office:value="12580.0"/>
          <table:table-cell office:value-type="float" office:value="5004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35.0"/>
          <table:table-cell office:value-type="float" office:value="27857.0"/>
          <table:table-cell office:value-type="float" office:value="21205.0"/>
          <table:table-cell office:value-type="float" office:value="20457.0"/>
          <table:table-cell office:value-type="float" office:value="4135.0"/>
          <table:table-cell office:value-type="float" office:value="125.0"/>
          <table:table-cell office:value-type="float" office:value="2.01786"/>
          <table:table-cell office:value-type="float" office:value="0.1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6.0"/>
          <table:table-cell office:value-type="float" office:value="12455.0"/>
          <table:table-cell office:value-type="float" office:value="49660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15.0"/>
          <table:table-cell office:value-type="float" office:value="27783.0"/>
          <table:table-cell office:value-type="float" office:value="21131.0"/>
          <table:table-cell office:value-type="float" office:value="20861.0"/>
          <table:table-cell office:value-type="float" office:value="4963.0"/>
          <table:table-cell office:value-type="float" office:value="12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2.53823"/>
          <table:table-cell office:value-type="float" office:value="0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600.0"/>
          <table:table-cell office:value-type="float" office:value="12516.0"/>
          <table:table-cell office:value-type="float" office:value="49808.0"/>
          <table:table-cell office:value-type="float" office:value="125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22.0"/>
          <table:table-cell office:value-type="float" office:value="27768.0"/>
          <table:table-cell office:value-type="float" office:value="21130.0"/>
          <table:table-cell office:value-type="float" office:value="20407.0"/>
          <table:table-cell office:value-type="float" office:value="4138.0"/>
          <table:table-cell office:value-type="float" office:value="125.0"/>
          <table:table-cell office:value-type="float" office:value="1.53948"/>
          <table:table-cell office:value-type="float" office:value="0.1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10.0"/>
          <table:table-cell office:value-type="float" office:value="12516.0"/>
          <table:table-cell office:value-type="float" office:value="49808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22.0"/>
          <table:table-cell office:value-type="float" office:value="27768.0"/>
          <table:table-cell office:value-type="float" office:value="21130.0"/>
          <table:table-cell office:value-type="float" office:value="20407.0"/>
          <table:table-cell office:value-type="float" office:value="4138.0"/>
          <table:table-cell office:value-type="float" office:value="125.0"/>
          <table:table-cell office:value-type="float" office:value="2.01567"/>
          <table:table-cell office:value-type="float" office:value="0.1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2.0"/>
          <table:table-cell office:value-type="float" office:value="12391.0"/>
          <table:table-cell office:value-type="float" office:value="49423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02.0"/>
          <table:table-cell office:value-type="float" office:value="27694.0"/>
          <table:table-cell office:value-type="float" office:value="21056.0"/>
          <table:table-cell office:value-type="float" office:value="20811.0"/>
          <table:table-cell office:value-type="float" office:value="4966.0"/>
          <table:table-cell office:value-type="float" office:value="12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2.39151"/>
          <table:table-cell office:value-type="float" office:value="0.1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113.0"/>
          <table:table-cell office:value-type="float" office:value="17413.0"/>
          <table:table-cell office:value-type="float" office:value="68555.0"/>
          <table:table-cell office:value-type="float" office:value="126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56.0"/>
          <table:table-cell office:value-type="float" office:value="35840.0"/>
          <table:table-cell office:value-type="float" office:value="27632.0"/>
          <table:table-cell office:value-type="float" office:value="25196.0"/>
          <table:table-cell office:value-type="float" office:value="4716.0"/>
          <table:table-cell office:value-type="float" office:value="125.0"/>
          <table:table-cell office:value-type="float" office:value="2.33863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80.0"/>
          <table:table-cell office:value-type="float" office:value="17413.0"/>
          <table:table-cell office:value-type="float" office:value="68555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56.0"/>
          <table:table-cell office:value-type="float" office:value="35840.0"/>
          <table:table-cell office:value-type="float" office:value="27632.0"/>
          <table:table-cell office:value-type="float" office:value="25196.0"/>
          <table:table-cell office:value-type="float" office:value="4716.0"/>
          <table:table-cell office:value-type="float" office:value="125.0"/>
          <table:table-cell office:value-type="float" office:value="2.01516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.0"/>
          <table:table-cell office:value-type="float" office:value="17288.0"/>
          <table:table-cell office:value-type="float" office:value="6817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36.0"/>
          <table:table-cell office:value-type="float" office:value="35764.0"/>
          <table:table-cell office:value-type="float" office:value="27556.0"/>
          <table:table-cell office:value-type="float" office:value="25602.0"/>
          <table:table-cell office:value-type="float" office:value="5548.0"/>
          <table:table-cell office:value-type="float" office:value="12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2.44845"/>
          <table:table-cell office:value-type="float" office:value="0.16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53.0"/>
          <table:table-cell office:value-type="float" office:value="2729.0"/>
          <table:table-cell office:value-type="float" office:value="17342.0"/>
          <table:table-cell office:value-type="float" office:value="68285.0"/>
          <table:table-cell office:value-type="float" office:value="127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43.0"/>
          <table:table-cell office:value-type="float" office:value="35728.0"/>
          <table:table-cell office:value-type="float" office:value="27541.0"/>
          <table:table-cell office:value-type="float" office:value="25125.0"/>
          <table:table-cell office:value-type="float" office:value="4722.0"/>
          <table:table-cell office:value-type="float" office:value="125.0"/>
          <table:table-cell office:value-type="float" office:value="2.3314"/>
          <table:table-cell office:value-type="float" office:value="0.16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06.0"/>
          <table:table-cell office:value-type="float" office:value="4359.0"/>
          <table:table-cell office:value-type="float" office:value="17342.0"/>
          <table:table-cell office:value-type="float" office:value="6828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43.0"/>
          <table:table-cell office:value-type="float" office:value="35728.0"/>
          <table:table-cell office:value-type="float" office:value="27541.0"/>
          <table:table-cell office:value-type="float" office:value="25125.0"/>
          <table:table-cell office:value-type="float" office:value="4722.0"/>
          <table:table-cell office:value-type="float" office:value="125.0"/>
          <table:table-cell office:value-type="float" office:value="2.03882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2.0"/>
          <table:table-cell office:value-type="float" office:value="17217.0"/>
          <table:table-cell office:value-type="float" office:value="6790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23.0"/>
          <table:table-cell office:value-type="float" office:value="35653.0"/>
          <table:table-cell office:value-type="float" office:value="27466.0"/>
          <table:table-cell office:value-type="float" office:value="25530.0"/>
          <table:table-cell office:value-type="float" office:value="5552.0"/>
          <table:table-cell office:value-type="float" office:value="125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2.42363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2.0"/>
          <table:table-cell office:value-type="float" office:value="17618.0"/>
          <table:table-cell office:value-type="float" office:value="69521.0"/>
          <table:table-cell office:value-type="float" office:value="127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89.0"/>
          <table:table-cell office:value-type="float" office:value="36303.0"/>
          <table:table-cell office:value-type="float" office:value="27938.0"/>
          <table:table-cell office:value-type="float" office:value="25531.0"/>
          <table:table-cell office:value-type="float" office:value="4751.0"/>
          <table:table-cell office:value-type="float" office:value="125.0"/>
          <table:table-cell office:value-type="float" office:value="2.32117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33.0"/>
          <table:table-cell office:value-type="float" office:value="17618.0"/>
          <table:table-cell office:value-type="float" office:value="69521.0"/>
          <table:table-cell office:value-type="float" office:value="125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89.0"/>
          <table:table-cell office:value-type="float" office:value="36303.0"/>
          <table:table-cell office:value-type="float" office:value="27938.0"/>
          <table:table-cell office:value-type="float" office:value="25531.0"/>
          <table:table-cell office:value-type="float" office:value="4751.0"/>
          <table:table-cell office:value-type="float" office:value="125.0"/>
          <table:table-cell office:value-type="float" office:value="2.09311"/>
          <table:table-cell office:value-type="float" office:value="0.2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9.0"/>
          <table:table-cell office:value-type="float" office:value="17493.0"/>
          <table:table-cell office:value-type="float" office:value="69136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69.0"/>
          <table:table-cell office:value-type="float" office:value="36225.0"/>
          <table:table-cell office:value-type="float" office:value="27860.0"/>
          <table:table-cell office:value-type="float" office:value="25939.0"/>
          <table:table-cell office:value-type="float" office:value="5587.0"/>
          <table:table-cell office:value-type="float" office:value="12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2.43263"/>
          <table:table-cell office:value-type="float" office:value="0.19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2.0"/>
          <table:table-cell office:value-type="float" office:value="2923.0"/>
          <table:table-cell office:value-type="float" office:value="17406.0"/>
          <table:table-cell office:value-type="float" office:value="68566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54.0"/>
          <table:table-cell office:value-type="float" office:value="35852.0"/>
          <table:table-cell office:value-type="float" office:value="27632.0"/>
          <table:table-cell office:value-type="float" office:value="25211.0"/>
          <table:table-cell office:value-type="float" office:value="4726.0"/>
          <table:table-cell office:value-type="float" office:value="125.0"/>
          <table:table-cell office:value-type="float" office:value="2.31191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833.0"/>
          <table:table-cell office:value-type="float" office:value="17406.0"/>
          <table:table-cell office:value-type="float" office:value="68566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54.0"/>
          <table:table-cell office:value-type="float" office:value="35852.0"/>
          <table:table-cell office:value-type="float" office:value="27632.0"/>
          <table:table-cell office:value-type="float" office:value="25211.0"/>
          <table:table-cell office:value-type="float" office:value="4726.0"/>
          <table:table-cell office:value-type="float" office:value="125.0"/>
          <table:table-cell office:value-type="float" office:value="2.02902"/>
          <table:table-cell office:value-type="float" office:value="0.21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6.0"/>
          <table:table-cell office:value-type="float" office:value="1932.0"/>
          <table:table-cell office:value-type="float" office:value="17281.0"/>
          <table:table-cell office:value-type="float" office:value="68181.0"/>
          <table:table-cell office:value-type="float" office:value="130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34.0"/>
          <table:table-cell office:value-type="float" office:value="35777.0"/>
          <table:table-cell office:value-type="float" office:value="27557.0"/>
          <table:table-cell office:value-type="float" office:value="25616.0"/>
          <table:table-cell office:value-type="float" office:value="5556.0"/>
          <table:table-cell office:value-type="float" office:value="12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2.84751"/>
          <table:table-cell office:value-type="float" office:value="0.615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275.0"/>
          <table:table-cell office:value-type="float" office:value="28790.0"/>
          <table:table-cell office:value-type="float" office:value="17448.0"/>
          <table:table-cell office:value-type="float" office:value="68719.0"/>
          <table:table-cell office:value-type="float" office:value="126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58.0"/>
          <table:table-cell office:value-type="float" office:value="35915.0"/>
          <table:table-cell office:value-type="float" office:value="27679.0"/>
          <table:table-cell office:value-type="float" office:value="25252.0"/>
          <table:table-cell office:value-type="float" office:value="4713.0"/>
          <table:table-cell office:value-type="float" office:value="125.0"/>
          <table:table-cell office:value-type="float" office:value="2.32973"/>
          <table:table-cell office:value-type="float" office:value="0.1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1676.0"/>
          <table:table-cell office:value-type="float" office:value="17448.0"/>
          <table:table-cell office:value-type="float" office:value="68719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58.0"/>
          <table:table-cell office:value-type="float" office:value="35915.0"/>
          <table:table-cell office:value-type="float" office:value="27679.0"/>
          <table:table-cell office:value-type="float" office:value="25252.0"/>
          <table:table-cell office:value-type="float" office:value="4713.0"/>
          <table:table-cell office:value-type="float" office:value="125.0"/>
          <table:table-cell office:value-type="float" office:value="2.14968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8.0"/>
          <table:table-cell office:value-type="float" office:value="17323.0"/>
          <table:table-cell office:value-type="float" office:value="68334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38.0"/>
          <table:table-cell office:value-type="float" office:value="35839.0"/>
          <table:table-cell office:value-type="float" office:value="27603.0"/>
          <table:table-cell office:value-type="float" office:value="25658.0"/>
          <table:table-cell office:value-type="float" office:value="5545.0"/>
          <table:table-cell office:value-type="float" office:value="125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